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50e" officeooo:paragraph-rsid="0013950e"/>
    </style:style>
    <style:style style:name="P2" style:family="paragraph" style:parent-style-name="Standard">
      <style:text-properties officeooo:rsid="001a008b" officeooo:paragraph-rsid="001a008b"/>
    </style:style>
    <style:style style:name="P3" style:family="paragraph" style:parent-style-name="Standard">
      <style:text-properties officeooo:rsid="001bfe83" officeooo:paragraph-rsid="001bfe83"/>
    </style:style>
    <style:style style:name="P4" style:family="paragraph" style:parent-style-name="Standard">
      <style:text-properties officeooo:rsid="000939ff" officeooo:paragraph-rsid="001db4a6"/>
    </style:style>
    <style:style style:name="P5" style:family="paragraph" style:parent-style-name="Standard">
      <style:text-properties fo:font-weight="bold" officeooo:rsid="000939ff" officeooo:paragraph-rsid="001db4a6" style:font-weight-asian="bold" style:font-weight-complex="bold"/>
    </style:style>
    <style:style style:name="P6" style:family="paragraph" style:parent-style-name="Standard">
      <style:text-properties fo:font-weight="bold" officeooo:rsid="0013950e" officeooo:paragraph-rsid="0013950e" style:font-weight-asian="bold" style:font-weight-complex="bold"/>
    </style:style>
    <style:style style:name="P7" style:family="paragraph" style:parent-style-name="Standard" style:list-style-name="L1">
      <style:text-properties officeooo:paragraph-rsid="0013950e"/>
    </style:style>
    <style:style style:name="P8" style:family="paragraph" style:parent-style-name="Standard" style:list-style-name="L1">
      <style:text-properties officeooo:paragraph-rsid="001485b9"/>
    </style:style>
    <style:style style:name="P9" style:family="paragraph" style:parent-style-name="Standard" style:list-style-name="L1">
      <style:text-properties officeooo:paragraph-rsid="0021e1f1"/>
    </style:style>
    <style:style style:name="P10" style:family="paragraph" style:parent-style-name="Standard" style:list-style-name="L1">
      <style:text-properties officeooo:rsid="0013950e" officeooo:paragraph-rsid="0013950e"/>
    </style:style>
    <style:style style:name="P11" style:family="paragraph" style:parent-style-name="Standard" style:list-style-name="L1">
      <style:text-properties officeooo:rsid="001485b9" officeooo:paragraph-rsid="001485b9"/>
    </style:style>
    <style:style style:name="P12" style:family="paragraph" style:parent-style-name="Standard" style:list-style-name="L1">
      <style:text-properties officeooo:rsid="001fe15a" officeooo:paragraph-rsid="001fe15a"/>
    </style:style>
    <style:style style:name="P13" style:family="paragraph" style:parent-style-name="Standard" style:list-style-name="L1">
      <style:text-properties officeooo:rsid="0015a50d" officeooo:paragraph-rsid="0015a50d"/>
    </style:style>
    <style:style style:name="P14" style:family="paragraph" style:parent-style-name="Standard" style:list-style-name="L1">
      <style:text-properties officeooo:rsid="00163121" officeooo:paragraph-rsid="00163121"/>
    </style:style>
    <style:style style:name="P15" style:family="paragraph" style:parent-style-name="Standard" style:list-style-name="L1">
      <style:text-properties officeooo:rsid="0021e1f1" officeooo:paragraph-rsid="0021e1f1"/>
    </style:style>
    <style:style style:name="T1" style:family="text">
      <style:text-properties officeooo:rsid="001485b9"/>
    </style:style>
    <style:style style:name="T2" style:family="text">
      <style:text-properties officeooo:rsid="00163121"/>
    </style:style>
    <style:style style:name="T3" style:family="text">
      <style:text-properties officeooo:rsid="000b2ec1"/>
    </style:style>
    <style:style style:name="T4" style:family="text">
      <style:text-properties officeooo:rsid="001ebbf9"/>
    </style:style>
    <style:style style:name="T5" style:family="text">
      <style:text-properties officeooo:rsid="001fe15a"/>
    </style:style>
    <style:style style:name="T6" style:family="text">
      <style:text-properties officeooo:rsid="0013950e"/>
    </style:style>
    <style:style style:name="T7" style:family="text">
      <style:text-properties officeooo:rsid="0021d366"/>
    </style:style>
    <style:style style:name="T8" style:family="text">
      <style:text-properties officeooo:rsid="0021e1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Ideas:</text:p>
      <text:p text:style-name="P2">Countup Task Manager</text:p>
      <text:p text:style-name="P3">Count Up Tasks</text:p>
      <text:p text:style-name="P1"/>
      <text:p text:style-name="P5"><text:bookmark-start text:name="__DdeLink__90_3508383710"/>Starting Design:</text:p>
      <text:p text:style-name="P4">S<text:span text:style-name="T7">Q</text:span>Lite incorporated with a simple Java app using Swing/Frame</text:p>
      <text:p text:style-name="P4"/>
      <text:p text:style-name="P4">Only suitable for one user <text:span text:style-name="T4">(for the time being)</text:span></text:p>
      <text:p text:style-name="P4"/>
      <text:p text:style-name="P4">Simple database</text:p>
      <text:p text:style-name="P4">Adding, Editing, Viewing, and <text:bookmark-end text:name="__DdeLink__90_3508383710"/><text:span text:style-name="T3">Sorting (sorting only by title, start date, end date, and priority)</text:span></text:p>
      <text:p text:style-name="P1"/>
      <text:p text:style-name="P6">Task List Program:</text:p>
      <text:list xml:id="list17487465" text:style-name="L1">
        <text:list-item>
          <text:p text:style-name="P10">Uses a simple database <text:span text:style-name="T1">(sqlite) </text:span>to record tasks and objectives, and a simple java GUI to display</text:p>
        </text:list-item>
        <text:list-item>
          <text:p text:style-name="P10">Presents Prioritized tasks. Initially it should be catered to how I want it, and then later it should be changeable. </text:p>
        </text:list-item>
        <text:list-item>
          <text:p text:style-name="P10">Stages:</text:p>
          <text:list>
            <text:list-item>
              <text:p text:style-name="P7"><text:span text:style-name="T5">Starting</text:span><text:span text:style-name="T6"> functionality: </text:span></text:p>
              <text:list>
                <text:list-item>
                  <text:p text:style-name="P10">connects with a database and presents tasks ordered by priority</text:p>
                </text:list-item>
                <text:list-item>
                  <text:p text:style-name="P10">ability to input new tasks</text:p>
                </text:list-item>
                <text:list-item>
                  <text:p text:style-name="P10">ability to <text:span text:style-name="T5">edit tasks</text:span></text:p>
                </text:list-item>
                <text:list-item>
                  <text:p text:style-name="P11">GUI</text:p>
                  <text:list>
                    <text:list-item>
                      <text:p text:style-name="P11">input <text:span text:style-name="T5">new tasks</text:span></text:p>
                    </text:list-item>
                    <text:list-item>
                      <text:p text:style-name="P12">tasks view (simple filter and sort)</text:p>
                    </text:list-item>
                    <text:list-item>
                      <text:p text:style-name="P12">edit tasks (from view)</text:p>
                    </text:list-item>
                  </text:list>
                </text:list-item>
                <text:list-item>
                  <text:p text:style-name="P12">Input/edit/view interfaces for task details (through view of created tasks)</text:p>
                </text:list-item>
              </text:list>
            </text:list-item>
            <text:list-item>
              <text:p text:style-name="P8"><text:span text:style-name="T5">Revised</text:span><text:span text:style-name="T1"> Functionality:</text:span></text:p>
              <text:list>
                <text:list-item>
                  <text:p text:style-name="P12">color-coded tasks</text:p>
                </text:list-item>
                <text:list-item>
                  <text:p text:style-name="P13">Show lower priority tasks <text:span text:style-name="T2">(set-able by user) <text:s/></text:span>for different times of day (i.e., <text:span text:style-name="T2">during school, only show tasks for school)</text:span></text:p>
                </text:list-item>
                <text:list-item>
                  <text:p text:style-name="P14">Set category times</text:p>
                </text:list-item>
                <text:list-item>
                  <text:p text:style-name="P12">Creating group by/sorting for view of tasks (user preferences for sorting)</text:p>
                </text:list-item>
              </text:list>
            </text:list-item>
            <text:list-item>
              <text:p text:style-name="P15">Advanced Functionality:</text:p>
              <text:list>
                <text:list-item>
                  <text:p text:style-name="P9"><text:span text:style-name="T8">Ability to ask for/access countup databases on computers on a shared network. This is just an idea I had, it only would be necessarily if this expanded past individual-level use cases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01-07T09:31:34.687815340</meta:creation-date>
    <dc:date>2020-09-03T17:34:49.180376017</dc:date>
    <dc:creator>Nicholas Neumeyer</dc:creator>
    <meta:editing-duration>PT2H23M12S</meta:editing-duration>
    <meta:editing-cycles>10</meta:editing-cycles>
    <meta:generator>LibreOffice/6.4.5.2$Linux_X86_64 LibreOffice_project/40$Build-2</meta:generator>
    <meta:document-statistic meta:table-count="0" meta:image-count="0" meta:object-count="0" meta:page-count="1" meta:paragraph-count="28" meta:word-count="221" meta:character-count="1281" meta:non-whitespace-character-count="1104"/>
  </office:meta>
</office:document-meta>
</file>